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Helvetica Neue" svg:font-family="'Helvetica Neue', Helvetica, Arial, sans-serif"/>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Text_20_body">
      <style:text-properties fo:font-weight="bold"/>
    </style:style>
    <style:style style:name="P3" style:family="paragraph" style:parent-style-name="Text_20_body">
      <style:text-properties fo:font-size="10pt" fo:font-weight="bold" style:font-size-asian="10pt" style:font-size-complex="10pt"/>
    </style:style>
    <style:style style:name="P4" style:family="paragraph" style:parent-style-name="Preformatted_20_Text">
      <style:paragraph-properties fo:margin-top="0in" fo:margin-bottom="0.1965in"/>
    </style:style>
    <style:style style:name="P5" style:family="paragraph" style:parent-style-name="Table_20_Contents">
      <style:text-properties fo:font-size="10pt" style:font-size-asian="10pt" style:font-size-complex="10pt"/>
    </style:style>
    <style:style style:name="P6" style:family="paragraph" style:parent-style-name="Standard">
      <style:text-properties fo:font-size="10pt" style:font-size-asian="10pt" style:font-size-complex="10pt"/>
    </style:style>
    <style:style style:name="P7" style:family="paragraph" style:parent-style-name="Standard" style:list-style-name="L5">
      <style:text-properties fo:font-size="10pt" style:font-size-asian="10pt" style:font-size-complex="10pt"/>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size="14pt" style:font-size-asian="14pt" style:font-size-complex="14pt"/>
    </style:style>
    <style:style style:name="P10" style:family="paragraph" style:parent-style-name="Standard">
      <style:text-properties fo:font-size="14pt" fo:font-weight="bold" style:font-size-asian="14pt" style:font-weight-asian="bold" style:font-size-complex="14pt" style:font-weight-complex="bold"/>
    </style:style>
    <style:style style:name="P11" style:family="paragraph" style:parent-style-name="Standard" style:master-page-name="Page_20_Style_20_1">
      <style:paragraph-properties style:page-number="auto"/>
      <style:text-properties fo:font-size="15pt" fo:font-weight="bold" style:font-size-asian="15pt" style:font-weight-asian="bold" style:font-size-complex="15pt" style:font-weight-complex="bold"/>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1">
      <style:paragraph-properties fo:margin-top="0in" fo:margin-bottom="0in"/>
    </style:style>
    <style:style style:name="P17" style:family="paragraph" style:parent-style-name="Text_20_body" style:list-style-name="L2">
      <style:paragraph-properties fo:margin-top="0in" fo:margin-bottom="0in"/>
    </style:style>
    <style:style style:name="P18" style:family="paragraph" style:parent-style-name="Text_20_body" style:list-style-name="L3">
      <style:paragraph-properties fo:margin-top="0in" fo:margin-bottom="0in"/>
    </style:style>
    <style:style style:name="P19" style:family="paragraph" style:parent-style-name="Text_20_body" style:list-style-name="L4">
      <style:paragraph-properties fo:margin-top="0in" fo:margin-bottom="0in"/>
    </style:style>
    <style:style style:name="T1" style:family="text">
      <style:text-properties style:text-position="33% 80%"/>
    </style:style>
    <style:style style:name="T2" style:family="text">
      <style:text-properties style:text-position="33% 80%" fo:font-size="12pt"/>
    </style:style>
    <style:style style:name="T3" style:family="text">
      <style:text-properties fo:font-size="10pt" style:font-size-asian="10pt" style:font-size-complex="10pt"/>
    </style:style>
    <style:style style:name="T4" style:family="text">
      <style:text-properties fo:font-size="12pt"/>
    </style:style>
    <style:style style:name="T5" style:family="text">
      <style:text-properties fo:font-weight="bold"/>
    </style:style>
    <style:style style:name="T6" style:family="text">
      <style:text-properties fo:font-variant="normal" fo:text-transform="none" fo:color="#222222" style:text-line-through-style="none" style:font-name="Arial1" fo:font-size="23.25pt" fo:letter-spacing="normal" fo:font-style="normal" style:text-underline-style="none" fo:font-weight="bold" style:text-blinking="false"/>
    </style:style>
    <style:style style:name="T7" style:family="text">
      <style:text-properties fo:font-variant="normal" fo:text-transform="none" fo:color="#222222" style:font-name="Arial1" fo:font-size="12.75pt" fo:letter-spacing="normal" fo:font-style="normal" fo:font-weight="normal"/>
    </style:style>
    <style:style style:name="T8" style:family="text">
      <style:text-properties fo:font-variant="normal" fo:text-transform="none" fo:color="#333333" style:text-line-through-style="none" style:font-name="Arial1" fo:font-size="18.75pt" fo:letter-spacing="-0.0102in" fo:font-style="normal" style:text-underline-style="none" fo:font-weight="normal" style:text-blinking="false"/>
    </style:style>
    <style:style style:name="T9" style:family="text">
      <style:text-properties fo:font-variant="normal" fo:text-transform="none" fo:color="#333333" style:font-name="Helvetica Neue" fo:font-size="18.75pt" fo:letter-spacing="normal" fo:font-style="normal" fo:font-weight="bold"/>
    </style:style>
    <style:style style:name="T10" style:family="text">
      <style:text-properties fo:color="#000000"/>
    </style:style>
    <style:style style:name="T11" style:family="text">
      <style:text-properties fo:color="#000000" fo:font-style="italic" style:font-style-asian="italic" style:font-style-complex="italic"/>
    </style:style>
    <style:style style:name="T12" style:family="text">
      <style:text-properties fo:color="#000000" style:font-name="Consolas" fo:font-size="10pt" style:font-name-asian="Consolas" style:font-size-asian="10pt" style:font-name-complex="Consolas" style:font-size-complex="10pt"/>
    </style:style>
    <style:style style:name="T13" style:family="text">
      <style:text-properties fo:color="#7f0055" fo:font-weight="bold" style:font-weight-asian="bold" style:font-weight-complex="bold"/>
    </style:style>
    <style:style style:name="T14" style:family="text">
      <style:text-properties fo:color="#7f0055" style:font-name="Consolas" fo:font-size="10pt" fo:font-weight="bold" style:font-name-asian="Consolas" style:font-size-asian="10pt" style:font-weight-asian="bold" style:font-name-complex="Consolas" style:font-size-complex="10pt" style:font-weight-complex="bold"/>
    </style:style>
    <style:style style:name="T15" style:family="text">
      <style:text-properties fo:color="#0000c0"/>
    </style:style>
    <style:style style:name="T16" style:family="text">
      <style:text-properties fo:color="#0000c0"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color="#3f7f5f"/>
    </style:style>
    <style:style style:name="T19" style:family="text">
      <style:text-properties fo:color="#2a00ff"/>
    </style:style>
    <style:style style:name="T20" style:family="text">
      <style:text-properties style:font-name-asian="Consolas" style:font-size-asian="10pt" style:font-name-complex="Consolas" style:font-size-complex="10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post-13966"/>Max Points on a Line (Java)</text:p>
      <text:p text:style-name="Standard">Given n points on a 2D plane, find the maximum number of points that lie on the same straight line.</text:p>
      <text:p text:style-name="Standard"/>
      <text:p text:style-name="P8">Analysis</text:p>
      <text:p text:style-name="Standard">This problem can be solve by counting points that have the same slope for each point. When counting, we need to be careful about the duplicate points and points on the vertical lines.</text:p>
      <text:p text:style-name="Standard"/>
      <text:p text:style-name="Standard"><text:s/>public static int getMaxLinesInLine(final Point[] points) {</text:p>
      <text:p text:style-name="Standard"><text:tab/>if (null == points || points.length == 0) {</text:p>
      <text:p text:style-name="Standard"><text:tab/> <text:s text:c="3"/>return 0;</text:p>
      <text:p text:style-name="Standard"><text:tab/>}</text:p>
      <text:p text:style-name="Standard"><text:tab/>final HashMap&lt;Double, Integer&gt; result = new HashMap&lt;&gt;();</text:p>
      <text:p text:style-name="Standard"><text:tab/>int max = 0;</text:p>
      <text:p text:style-name="Standard"><text:tab/>for (int i = 0; i &lt; points.length; i++) {</text:p>
      <text:p text:style-name="Standard"><text:tab/> <text:s text:c="3"/>int duplicates = 1;</text:p>
      <text:p text:style-name="Standard"><text:tab/> <text:s text:c="3"/>int verticals = 0;</text:p>
      <text:p text:style-name="Standard"><text:tab/> <text:s text:c="3"/>for (int j = i + 1; j &lt; points.length; j++) {</text:p>
      <text:p text:style-name="Standard"><text:tab/><text:tab/>if (points[i].x == points[j].x) {</text:p>
      <text:p text:style-name="Standard"><text:tab/><text:tab/> <text:s text:c="3"/>if (points[i].y == points[j].y) {</text:p>
      <text:p text:style-name="Standard"><text:tab/><text:tab/><text:tab/>duplicates++;</text:p>
      <text:p text:style-name="Standard"><text:tab/><text:tab/> <text:s text:c="3"/>} else {</text:p>
      <text:p text:style-name="Standard"><text:tab/><text:tab/><text:tab/>verticals++;</text:p>
      <text:p text:style-name="Standard"><text:tab/><text:tab/> <text:s text:c="3"/>}</text:p>
      <text:p text:style-name="Standard"><text:tab/><text:tab/>} else {</text:p>
      <text:p text:style-name="Standard"><text:tab/><text:tab/> <text:s text:c="3"/>double slope = points[j].y == points[i].y ? 0.0</text:p>
      <text:p text:style-name="Standard"><text:tab/><text:tab/><text:tab/> <text:s text:c="3"/>: (1.0 * (points[j].y - points[i].y))</text:p>
      <text:p text:style-name="Standard"><text:tab/><text:tab/><text:tab/><text:tab/> <text:s text:c="3"/>/ (points[j].x - points[i].x);</text:p>
      <text:p text:style-name="Standard"><text:tab/><text:tab/> <text:s text:c="3"/>if (null != result.get(slope)) {</text:p>
      <text:p text:style-name="Standard"><text:tab/><text:tab/><text:tab/>result.put(slope, result.get(slope) + 1);</text:p>
      <text:p text:style-name="Standard"><text:tab/><text:tab/> <text:s text:c="3"/>} else {</text:p>
      <text:p text:style-name="Standard"><text:tab/><text:tab/><text:tab/>result.put(slope, 1);</text:p>
      <text:p text:style-name="Standard"><text:tab/><text:tab/> <text:s text:c="3"/>}</text:p>
      <text:p text:style-name="Standard"><text:tab/><text:tab/>}</text:p>
      <text:p text:style-name="Standard"/>
      <text:p text:style-name="Standard"><text:tab/><text:tab/>for (Integer count : result.values()) {</text:p>
      <text:p text:style-name="Standard"><text:tab/><text:tab/> <text:s text:c="3"/>if (count + duplicates &gt; max) {</text:p>
      <text:p text:style-name="Standard"><text:tab/><text:tab/><text:tab/>max = count + duplicates;</text:p>
      <text:p text:style-name="Standard"><text:tab/><text:tab/> <text:s text:c="3"/>}</text:p>
      <text:p text:style-name="Standard"><text:tab/><text:tab/>}</text:p>
      <text:p text:style-name="Standard"><text:tab/><text:tab/>max = Math.max(verticals + duplicates, max);</text:p>
      <text:p text:style-name="Standard"><text:tab/><text:tab/>result.clear();</text:p>
      <text:p text:style-name="Standard"><text:tab/> <text:s text:c="3"/>}</text:p>
      <text:p text:style-name="Standard"><text:tab/>}</text:p>
      <text:p text:style-name="Standard"><text:tab/>return max;</text:p>
      <text:p text:style-name="Standard"><text:s text:c="4"/>}</text:p>
      <text:p text:style-name="Standard"><text:soft-page-break/></text:p>
      <text:p text:style-name="Standard"><text:s text:c="4"/>public static void test() {</text:p>
      <text:p text:style-name="Standard"><text:tab/>Point[] points = new Point[18];</text:p>
      <text:p text:style-name="Standard"/>
      <text:p text:style-name="Standard"><text:tab/>// Horizontal lines..</text:p>
      <text:p text:style-name="Standard"><text:tab/>Point point1 = new Point(110, 10);</text:p>
      <text:p text:style-name="Standard"><text:tab/>Point point2 = new Point(1110, 10);</text:p>
      <text:p text:style-name="Standard"><text:tab/>Point point3 = new Point(140, 10);</text:p>
      <text:p text:style-name="Standard"><text:tab/>Point point4 = new Point(1420, 10);</text:p>
      <text:p text:style-name="Standard"><text:tab/>Point point5 = new Point(1550, 10);</text:p>
      <text:p text:style-name="Standard"/>
      <text:p text:style-name="Standard"><text:tab/>// Vertical Lines..</text:p>
      <text:p text:style-name="Standard"><text:tab/>Point point6 = new Point(10, 0);</text:p>
      <text:p text:style-name="Standard"><text:tab/>Point point7 = new Point(10, 1);</text:p>
      <text:p text:style-name="Standard"><text:tab/>Point point8 = new Point(10, 2);</text:p>
      <text:p text:style-name="Standard"><text:tab/>Point point9 = new Point(10, 34);</text:p>
      <text:p text:style-name="Standard"><text:tab/>Point point10 = new Point(10, 5);</text:p>
      <text:p text:style-name="Standard"><text:tab/>Point point11 = new Point(10, 10);</text:p>
      <text:p text:style-name="Standard"/>
      <text:p text:style-name="Standard"><text:tab/>// Line with 15 degree</text:p>
      <text:p text:style-name="Standard"><text:tab/>Point point12 = new Point(10, 10);</text:p>
      <text:p text:style-name="Standard"><text:tab/>Point point13 = new Point(20, 20);</text:p>
      <text:p text:style-name="Standard"><text:tab/>Point point14 = new Point(30, 30);</text:p>
      <text:p text:style-name="Standard"><text:tab/>Point point15 = new Point(40, 40);</text:p>
      <text:p text:style-name="Standard"><text:tab/>Point point16 = new Point(50, 50);</text:p>
      <text:p text:style-name="Standard"><text:tab/>Point point17 = new Point(60, 60);</text:p>
      <text:p text:style-name="Standard"><text:tab/>Point point18 = new Point(70, 70);</text:p>
      <text:p text:style-name="Standard"/>
      <text:p text:style-name="Standard"><text:tab/>points[0] = point1;</text:p>
      <text:p text:style-name="Standard"><text:tab/>points[1] = point2;</text:p>
      <text:p text:style-name="Standard"><text:tab/>points[2] = point3;</text:p>
      <text:p text:style-name="Standard"><text:tab/>points[3] = point4;</text:p>
      <text:p text:style-name="Standard"><text:tab/>points[4] = point5;</text:p>
      <text:p text:style-name="Standard"><text:tab/>points[5] = point6;</text:p>
      <text:p text:style-name="Standard"><text:tab/>points[6] = point7;</text:p>
      <text:p text:style-name="Standard"><text:tab/>points[7] = point8;</text:p>
      <text:p text:style-name="Standard"><text:tab/>points[8] = point9;</text:p>
      <text:p text:style-name="Standard"><text:tab/>points[9] = point10;</text:p>
      <text:p text:style-name="Standard"><text:tab/>points[10] = point11;</text:p>
      <text:p text:style-name="Standard"><text:tab/>points[11] = point12;</text:p>
      <text:p text:style-name="Standard"><text:tab/>points[12] = point13;</text:p>
      <text:p text:style-name="Standard"><text:tab/>points[13] = point14;</text:p>
      <text:p text:style-name="Standard"><text:tab/>points[14] = point15;</text:p>
      <text:p text:style-name="Standard"><text:tab/>points[15] = point16;</text:p>
      <text:p text:style-name="Standard"><text:tab/>points[16] = point17;</text:p>
      <text:p text:style-name="Standard"><text:tab/>points[17] = point18;</text:p>
      <text:p text:style-name="Standard"><text:soft-page-break/></text:p>
      <text:p text:style-name="Standard"><text:tab/>int max = getMaxLinesInLine(points);</text:p>
      <text:p text:style-name="Standard"><text:tab/>System.out.print("max:" + max);</text:p>
      <text:p text:style-name="Standard"/>
      <text:p text:style-name="Standard"><text:s text:c="4"/>}</text:p>
      <text:p text:style-name="Standard"/>
      <text:p text:style-name="Standard">The relation between normal cases, vertical cases and duplicate cases can be shown as follows:<text:line-break/><draw:frame draw:style-name="fr1" draw:name="graphics1" text:anchor-type="as-char" svg:width="2.0835in" svg:height="1.7709in" draw:z-index="0"><draw:image xlink:href="http://www.programcreek.com/wp-content/uploads/2014/04/max-points-on-a-line-leetcode-400x340.jpg" xlink:type="simple" xlink:show="embed" xlink:actuate="onLoad"/></draw:frame> </text:p>
      <text:p text:style-name="P9"/>
      <text:p text:style-name="P10">Implement Atoi </text:p>
      <text:p text:style-name="Standard"><text:span text:style-name="T12"><text:s/></text:span><text:span text:style-name="T14">p</text:span><text:span text:style-name="T3">ublic static int convertStringToInteger(String str) {</text:span></text:p>
      <text:p text:style-name="P1"><text:tab/>int number = 0;</text:p>
      <text:p text:style-name="P1"><text:tab/>int i = 0;<text:tab/></text:p>
      <text:p text:style-name="P1"><text:tab/>// Remove white spaces..</text:p>
      <text:p text:style-name="P1"><text:tab/>str = str.trim();</text:p>
      <text:p text:style-name="P1"><text:tab/>boolean isNumberNegative = false;</text:p>
      <text:p text:style-name="P1"><text:tab/>boolean isNonDigitCharFound = false;<text:tab/></text:p>
      <text:p text:style-name="P1"><text:tab/>if (str.charAt(i) == '-') {</text:p>
      <text:p text:style-name="P1"><text:tab/> <text:s text:c="3"/>isNumberNegative = true;</text:p>
      <text:p text:style-name="P1"><text:tab/> <text:s text:c="3"/>str = str.substring(1, str.length());</text:p>
      <text:p text:style-name="P1"><text:tab/>}</text:p>
      <text:p text:style-name="P1"><text:tab/>while (i &lt; str.length()) {</text:p>
      <text:p text:style-name="P1"><text:tab/> <text:s text:c="3"/>if (!(str.charAt(i) &gt; '0' &amp;&amp; str.charAt(i) &lt; '9')) {</text:p>
      <text:p text:style-name="P1"><text:tab/><text:tab/>isNonDigitCharFound = <text:s/>true;</text:p>
      <text:p text:style-name="P1"><text:tab/><text:tab/>number = -1;</text:p>
      <text:p text:style-name="P1"><text:tab/><text:tab/>break;</text:p>
      <text:p text:style-name="P1"><text:tab/> <text:s text:c="3"/>}</text:p>
      <text:p text:style-name="P1"><text:tab/> <text:s text:c="3"/>i++;</text:p>
      <text:p text:style-name="P1"><text:tab/>}</text:p>
      <text:p text:style-name="P1"><text:tab/>if(isNonDigitCharFound){</text:p>
      <text:p text:style-name="P1"><text:tab/> <text:s text:c="3"/>return number;</text:p>
      <text:p text:style-name="P1"><text:tab/>}<text:tab/></text:p>
      <text:p text:style-name="P1"><text:tab/>i = 0;</text:p>
      <text:p text:style-name="P1"><text:tab/>for (i = 0; i &lt; str.length(); i++) {</text:p>
      <text:p text:style-name="P1"><text:tab/> <text:s text:c="3"/>number = number * 10 + (str.charAt(i) - '0');</text:p>
      <text:p text:style-name="P1"><text:tab/>}</text:p>
      <text:p text:style-name="P1"/>
      <text:p text:style-name="P1"><text:tab/>if (isNumberNegative) {</text:p>
      <text:p text:style-name="P1"><text:tab/> <text:s text:c="3"/>number = -number;</text:p>
      <text:p text:style-name="P1"><text:tab/>}</text:p>
      <text:p text:style-name="P1"><text:tab/>return number;</text:p>
      <text:p text:style-name="P1"><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Helvetica Neue" svg:font-family="'Helvetica Neue', Helvetica, Arial, sans-serif"/>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Micro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Micro Hei1"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Page_20_Style_20_1" style:display-name="Page Style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11-28T16:15:31.67</dc:date>
    <dc:creator>Shailendra Singh</dc:creator>
    <meta:generator>OpenOffice/4.1.2$Win32 OpenOffice.org_project/412m3$Build-9782</meta:generator>
    <meta:editing-duration>PT12H2M13S</meta:editing-duration>
    <meta:editing-cycles>64</meta:editing-cycles>
    <meta:document-statistic meta:table-count="0" meta:image-count="1" meta:object-count="0" meta:page-count="3" meta:paragraph-count="118" meta:word-count="515" meta:character-count="3230"/>
  </office:meta>
</office:document-meta>
</file>